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olusogo@olusogo-VirtualBox:~/Downloads/smart-health-system$ <text:span text:style-name="T1">npx create-react-app my-app</text:span></text:p>
      <text:p text:style-name="Standard">The directory my-app contains files that could conflict:</text:p>
      <text:p text:style-name="Standard"/>
      <text:p text:style-name="Standard"><text:s text:c="2"/>node_modules/</text:p>
      <text:p text:style-name="Standard"><text:s text:c="2"/>package-lock.json</text:p>
      <text:p text:style-name="Standard"><text:s text:c="2"/>package.json</text:p>
      <text:p text:style-name="Standard"><text:s text:c="2"/>public/</text:p>
      <text:p text:style-name="Standard"><text:s text:c="2"/>src/</text:p>
      <text:p text:style-name="Standard"/>
      <text:p text:style-name="Standard">Either try using a new directory name, or remove the files listed above.</text:p>
      <text:p text:style-name="Standard">olusogo@olusogo-VirtualBox:~/Downloads/smart-health-system$ <text:span text:style-name="T1">npm install hardhat</text:span></text:p>
      <text:p text:style-name="Standard"/>
      <text:p text:style-name="Standard">changed 1 package, and audited 1743 packages in 17s</text:p>
      <text:p text:style-name="Standard"/>
      <text:p text:style-name="Standard">312 packages are looking for funding</text:p>
      <text:p text:style-name="Standard"><text:s text:c="2"/>run `npm fund` for details</text:p>
      <text:p text:style-name="Standard"/>
      <text:p text:style-name="Standard">12 vulnerabilities (2 moderate, 10 high)</text:p>
      <text:p text:style-name="Standard"/>
      <text:p text:style-name="Standard">To address all issues (including breaking changes), run:</text:p>
      <text:p text:style-name="Standard"><text:s text:c="2"/>npm audit fix --force</text:p>
      <text:p text:style-name="Standard"/>
      <text:p text:style-name="Standard">Run `npm audit` for details.</text:p>
      <text:p text:style-name="Standard">olusogo@olusogo-VirtualBox:~/Downloads/smart-health-system$ <text:span text:style-name="T1">npx hardhat node</text:span></text:p>
      <text:p text:style-name="Standard">Started HTTP and WebSocket JSON-RPC server at http://127.0.0.1:8545/</text:p>
      <text:p text:style-name="Standard"/>
      <text:p text:style-name="Standard">Accounts</text:p>
      <text:p text:style-name="Standard">========</text:p>
      <text:p text:style-name="Standard"/>
      <text:p text:style-name="Standard">WARNING: These accounts, and their private keys, are publicly known.</text:p>
      <text:p text:style-name="Standard">Any funds sent to them on Mainnet or any other live network WILL BE LOST.</text:p>
      <text:p text:style-name="Standard"/>
      <text:p text:style-name="Standard">Account #0: 0xf39Fd6e51aad88F6F4ce6aB8827279cffFb92266 (10000 ETH)</text:p>
      <text:p text:style-name="Standard">Private Key: 0xac0974bec39a17e36ba4a6b4d238ff944bacb478cbed5efcae784d7bf4f2ff80</text:p>
      <text:p text:style-name="Standard"/>
      <text:p text:style-name="Standard">Account #1: 0x70997970C51812dc3A010C7d01b50e0d17dc79C8 (10000 ETH)</text:p>
      <text:p text:style-name="Standard">Private Key: 0x59c6995e998f97a5a0044966f0945389dc9e86dae88c7a8412f4603b6b78690d</text:p>
      <text:p text:style-name="Standard"/>
      <text:p text:style-name="Standard">Account #2: 0x3C44CdDdB6a900fa2b585dd299e03d12FA4293BC (10000 ETH)</text:p>
      <text:p text:style-name="Standard">Private Key: 0x5de4111afa1a4b94908f83103eb1f1706367c2e68ca870fc3fb9a804cdab365a</text:p>
      <text:p text:style-name="Standard"/>
      <text:p text:style-name="Standard">Account #3: 0x90F79bf6EB2c4f870365E785982E1f101E93b906 (10000 ETH)</text:p>
      <text:p text:style-name="Standard">Private Key: 0x7c852118294e51e653712a81e05800f419141751be58f605c371e15141b007a6</text:p>
      <text:p text:style-name="Standard"/>
      <text:p text:style-name="Standard">Account #4: 0x15d34AAf54267DB7D7c367839AAf71A00a2C6A65 (10000 ETH)</text:p>
      <text:p text:style-name="Standard">Private Key: 0x47e179ec197488593b187f80a00eb0da91f1b9d0b13f8733639f19c30a34926a</text:p>
      <text:p text:style-name="Standard"/>
      <text:p text:style-name="Standard">Account #5: 0x9965507D1a55bcC2695C58ba16FB37d819B0A4dc (10000 ETH)</text:p>
      <text:p text:style-name="Standard">Private Key: 0x8b3a350cf5c34c9194ca85829a2df0ec3153be0318b5e2d3348e872092edffba</text:p>
      <text:p text:style-name="Standard"/>
      <text:p text:style-name="Standard"><text:soft-page-break/>Account #6: 0x976EA74026E726554dB657fA54763abd0C3a0aa9 (10000 ETH)</text:p>
      <text:p text:style-name="Standard">Private Key: 0x92db14e403b83dfe3df233f83dfa3a0d7096f21ca9b0d6d6b8d88b2b4ec1564e</text:p>
      <text:p text:style-name="Standard"/>
      <text:p text:style-name="Standard">Account #7: 0x14dC79964da2C08b23698B3D3cc7Ca32193d9955 (10000 ETH)</text:p>
      <text:p text:style-name="Standard">Private Key: 0x4bbbf85ce3377467afe5d46f804f221813b2bb87f24d81f60f1fcdbf7cbf4356</text:p>
      <text:p text:style-name="Standard"/>
      <text:p text:style-name="Standard">Account #8: 0x23618e81E3f5cdF7f54C3d65f7FBc0aBf5B21E8f (10000 ETH)</text:p>
      <text:p text:style-name="Standard">Private Key: 0xdbda1821b80551c9d65939329250298aa3472ba22feea921c0cf5d620ea67b97</text:p>
      <text:p text:style-name="Standard"/>
      <text:p text:style-name="Standard">Account #9: 0xa0Ee7A142d267C1f36714E4a8F75612F20a79720 (10000 ETH)</text:p>
      <text:p text:style-name="Standard">Private Key: 0x2a871d0798f97d79848a013d4936a73bf4cc922c825d33c1cf7073dff6d409c6</text:p>
      <text:p text:style-name="Standard"/>
      <text:p text:style-name="Standard">Account #10: 0xBcd4042DE499D14e55001CcbB24a551F3b954096 (10000 ETH)</text:p>
      <text:p text:style-name="Standard">Private Key: 0xf214f2b2cd398c806f84e317254e0f0b801d0643303237d97a22a48e01628897</text:p>
      <text:p text:style-name="Standard"/>
      <text:p text:style-name="Standard">Account #11: 0x71bE63f3384f5fb98995898A86B02Fb2426c5788 (10000 ETH)</text:p>
      <text:p text:style-name="Standard">Private Key: 0x701b615bbdfb9de65240bc28bd21bbc0d996645a3dd57e7b12bc2bdf6f192c82</text:p>
      <text:p text:style-name="Standard"/>
      <text:p text:style-name="Standard">Account #12: 0xFABB0ac9d68B0B445fB7357272Ff202C5651694a (10000 ETH)</text:p>
      <text:p text:style-name="Standard">Private Key: 0xa267530f49f8280200edf313ee7af6b827f2a8bce2897751d06a843f644967b1</text:p>
      <text:p text:style-name="Standard"/>
      <text:p text:style-name="Standard">Account #13: 0x1CBd3b2770909D4e10f157cABC84C7264073C9Ec (10000 ETH)</text:p>
      <text:p text:style-name="Standard">Private Key: 0x47c99abed3324a2707c28affff1267e45918ec8c3f20b8aa892e8b065d2942dd</text:p>
      <text:p text:style-name="Standard"/>
      <text:p text:style-name="Standard">Account #14: 0xdF3e18d64BC6A983f673Ab319CCaE4f1a57C7097 (10000 ETH)</text:p>
      <text:p text:style-name="Standard">Private Key: 0xc526ee95bf44d8fc405a158bb884d9d1238d99f0612e9f33d006bb0789009aaa</text:p>
      <text:p text:style-name="Standard"/>
      <text:p text:style-name="Standard">Account #15: 0xcd3B766CCDd6AE721141F452C550Ca635964ce71 (10000 ETH)</text:p>
      <text:p text:style-name="Standard">Private Key: 0x8166f546bab6da521a8369cab06c5d2b9e46670292d85c875ee9ec20e84ffb61</text:p>
      <text:p text:style-name="Standard"/>
      <text:p text:style-name="Standard">Account #16: 0x2546BcD3c84621e976D8185a91A922aE77ECEc30 (10000 ETH)</text:p>
      <text:p text:style-name="Standard">Private Key: 0xea6c44ac03bff858b476bba40716402b03e41b8e97e276d1baec7c37d42484a0</text:p>
      <text:p text:style-name="Standard"/>
      <text:p text:style-name="Standard">Account #17: 0xbDA5747bFD65F08deb54cb465eB87D40e51B197E (10000 ETH)</text:p>
      <text:p text:style-name="Standard">Private Key: 0x689af8efa8c651a91ad287602527f3af2fe9f6501a7ac4b061667b5a93e037fd</text:p>
      <text:p text:style-name="Standard"/>
      <text:p text:style-name="Standard">Account #18: 0xdD2FD4581271e230360230F9337D5c0430Bf44C0 (10000 ETH)</text:p>
      <text:p text:style-name="Standard">Private Key: 0xde9be858da4a475276426320d5e9262ecfc3ba460bfac56360bfa6c4c28b4ee0</text:p>
      <text:p text:style-name="Standard"/>
      <text:p text:style-name="Standard">Account #19: 0x8626f6940E2eb28930eFb4CeF49B2d1F2C9C1199 (10000 ETH)</text:p>
      <text:p text:style-name="Standard">Private Key: 0xdf57089febbacf7ba0bc227dafbffa9fc08a93fdc68e1e42411a14efcf23656e</text:p>
      <text:p text:style-name="Standard"/>
      <text:p text:style-name="Standard">WARNING: These accounts, and their private keys, are publicly known.</text:p>
      <text:p text:style-name="Standard">Any funds sent to them on Mainnet or any other live network WILL BE LOST.</text:p>
      <text:p text:style-name="Standard"/>
      <text:p text:style-name="Standard"/>
      <text:p text:style-name="Standard">eth_chainId</text:p>
      <text:p text:style-name="Standard">eth_accounts</text:p>
      <text:p text:style-name="Standard">eth_chainId (2)</text:p>
      <text:p text:style-name="Standard">eth_blockNumber</text:p>
      <text:p text:style-name="Standard">eth_chainId</text:p>
      <text:p text:style-name="Standard">eth_estimateGas</text:p>
      <text:p text:style-name="Standard"><text:soft-page-break/>eth_sendTransaction</text:p>
      <text:p text:style-name="Standard"><text:s text:c="2"/>Contract deployment: HealthDataSharing</text:p>
      <text:p text:style-name="Standard"><text:s text:c="2"/>Contract address: <text:s text:c="3"/>0x5fbdb2315678afecb367f032d93f642f64180aa3</text:p>
      <text:p text:style-name="Standard"><text:s text:c="2"/>Transaction: <text:s text:c="8"/>0x40dc94cde29ebc5b6f40423e621f2d8c7e0bb461f1c26b64d02e79781da63dda</text:p>
      <text:p text:style-name="Standard"><text:s text:c="2"/>From: <text:s text:c="15"/>0xf39fd6e51aad88f6f4ce6ab8827279cfffb92266</text:p>
      <text:p text:style-name="Standard"><text:s text:c="2"/>Value: <text:s text:c="14"/>0 ETH</text:p>
      <text:p text:style-name="Standard"><text:s text:c="2"/>Gas used: <text:s text:c="11"/>3953088 of 3953088</text:p>
      <text:p text:style-name="Standard"><text:s text:c="2"/>Block #1: <text:s text:c="11"/>0x28244b3e8166b8ce1355692c4a6e941a4bbd3ae4a1048997db537711a08e367b</text:p>
      <text:p text:style-name="Standard"/>
      <text:p text:style-name="Standard">eth_chainId</text:p>
      <text:p text:style-name="Standard">eth_getTransactionByHash</text:p>
      <text:p text:style-name="Standard">eth_chainId</text:p>
      <text:p text:style-name="Standard">eth_getTransactionReceipt</text:p>
      <text:p text:style-name="Standard">eth_chainId (6)</text:p>
      <text:p text:style-name="Standard">eth_blockNumber</text:p>
      <text:p text:style-name="Standard">eth_getBalance (4)</text:p>
      <text:p text:style-name="Standard">eth_getBlockByNumber</text:p>
      <text:p text:style-name="Standard">net_version (2)</text:p>
      <text:p text:style-name="Standard">eth_blockNumber</text:p>
      <text:p text:style-name="Standard">eth_accounts</text:p>
      <text:p text:style-name="Standard">eth_call</text:p>
      <text:p text:style-name="Standard"><text:s text:c="2"/>Contract call: <text:s text:c="6"/>HealthDataSharing#getHealthcareExpertAddresses</text:p>
      <text:p text:style-name="Standard"><text:s text:c="2"/>From: <text:s text:c="15"/>0xf39fd6e51aad88f6f4ce6ab8827279cfffb92266</text:p>
      <text:p text:style-name="Standard"><text:s text:c="2"/>To: <text:s text:c="17"/>0x5fbdb2315678afecb367f032d93f642f64180aa3</text:p>
      <text:p text:style-name="Standard"/>
      <text:p text:style-name="Standard">eth_call</text:p>
      <text:p text:style-name="Standard"><text:s text:c="2"/>Contract call: <text:s text:c="6"/>HealthDataSharing#getPatientAddresses</text:p>
      <text:p text:style-name="Standard"><text:s text:c="2"/>From: <text:s text:c="15"/>0xf39fd6e51aad88f6f4ce6ab8827279cfffb92266</text:p>
      <text:p text:style-name="Standard"><text:s text:c="2"/>To: <text:s text:c="17"/>0x5fbdb2315678afecb367f032d93f642f64180aa3</text:p>
      <text:p text:style-name="Standard"/>
      <text:p text:style-name="Standard">eth_call</text:p>
      <text:p text:style-name="Standard"><text:s text:c="2"/>Contract call: <text:s text:c="6"/>HealthDataSharing#viewNotifications</text:p>
      <text:p text:style-name="Standard"><text:s text:c="2"/>From: <text:s text:c="15"/>0xf39fd6e51aad88f6f4ce6ab8827279cfffb92266</text:p>
      <text:p text:style-name="Standard"><text:s text:c="2"/>To: <text:s text:c="17"/>0x5fbdb2315678afecb367f032d93f642f64180aa3</text:p>
      <text:p text:style-name="Standard"/>
      <text:p text:style-name="Standard"><text:s text:c="2"/>Error: reverted with reason string 'Caller is not a registered patient'</text:p>
      <text:p text:style-name="Standard"/>
      <text:p text:style-name="Standard">eth_call</text:p>
      <text:p text:style-name="Standard"><text:s text:c="2"/>Contract call: <text:s text:c="6"/>HealthDataSharing#viewNotifications</text:p>
      <text:p text:style-name="Standard"><text:s text:c="2"/>From: <text:s text:c="15"/>0xf39fd6e51aad88f6f4ce6ab8827279cfffb92266</text:p>
      <text:p text:style-name="Standard"><text:s text:c="2"/>To: <text:s text:c="17"/>0x5fbdb2315678afecb367f032d93f642f64180aa3</text:p>
      <text:p text:style-name="Standard"/>
      <text:p text:style-name="Standard"><text:s text:c="2"/>Error: reverted with reason string 'Caller is not a registered patient'</text:p>
      <text:p text:style-name="Standard"/>
      <text:p text:style-name="Standard">eth_blockNumber (55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5:41:25.474669739</meta:creation-date>
    <dc:date>2024-07-09T15:43:30.687441756</dc:date>
    <meta:editing-duration>PT2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3" meta:paragraph-count="108" meta:word-count="401" meta:character-count="5630" meta:non-whitespace-character-count="5068"/>
  </office:meta>
</office:document-meta>
</file>